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2pt" style:font-size-asian="12pt" style:font-size-complex="12pt"/>
    </style:style>
    <style:style style:name="P2" style:family="paragraph" style:parent-style-name="Standard">
      <style:text-properties style:font-name="sans-serif" fo:font-size="12pt" officeooo:rsid="001326d4" officeooo:paragraph-rsid="001326d4" style:font-size-asian="12pt" style:font-size-complex="12pt"/>
    </style:style>
    <style:style style:name="P3" style:family="paragraph" style:parent-style-name="Standard">
      <style:text-properties style:font-name="sans-serif" fo:font-size="12pt" officeooo:rsid="001326d4" officeooo:paragraph-rsid="00139412" style:font-size-asian="12pt" style:font-size-complex="12pt"/>
    </style:style>
    <style:style style:name="P4" style:family="paragraph" style:parent-style-name="Standard">
      <style:text-properties style:font-name="sans-serif" fo:font-size="12pt" officeooo:rsid="001326d4" officeooo:paragraph-rsid="00161a99" style:font-size-asian="12pt" style:font-size-complex="12pt"/>
    </style:style>
    <style:style style:name="P5" style:family="paragraph" style:parent-style-name="Standard">
      <style:text-properties style:font-name="sans-serif" fo:font-size="12pt" officeooo:rsid="001326d4" officeooo:paragraph-rsid="0017e81d" style:font-size-asian="12pt" style:font-size-complex="12pt"/>
    </style:style>
    <style:style style:name="P6" style:family="paragraph" style:parent-style-name="Standard">
      <style:text-properties style:font-name="sans-serif" fo:font-size="12pt" officeooo:rsid="001326d4" officeooo:paragraph-rsid="001af2a5" style:font-size-asian="12pt" style:font-size-complex="12pt"/>
    </style:style>
    <style:style style:name="P7" style:family="paragraph" style:parent-style-name="Standard">
      <style:text-properties style:font-name="sans-serif" fo:font-size="12pt" officeooo:rsid="001326d4" officeooo:paragraph-rsid="001b4dd4" style:font-size-asian="12pt" style:font-size-complex="12pt"/>
    </style:style>
    <style:style style:name="P8" style:family="paragraph" style:parent-style-name="Standard">
      <style:text-properties style:font-name="sans-serif" fo:font-size="12pt" officeooo:rsid="001326d4" officeooo:paragraph-rsid="001d29c5" style:font-size-asian="12pt" style:font-size-complex="12pt"/>
    </style:style>
    <style:style style:name="P9" style:family="paragraph" style:parent-style-name="Standard">
      <style:text-properties style:font-name="sans-serif" fo:font-size="12pt" officeooo:paragraph-rsid="001326d4" style:font-size-asian="12pt" style:font-size-complex="12pt"/>
    </style:style>
    <style:style style:name="P10" style:family="paragraph" style:parent-style-name="Standard">
      <style:text-properties style:font-name="sans-serif" fo:font-size="12pt" officeooo:rsid="00139412" officeooo:paragraph-rsid="00139412" style:font-size-asian="12pt" style:font-size-complex="12pt"/>
    </style:style>
    <style:style style:name="P11" style:family="paragraph" style:parent-style-name="Standard">
      <style:text-properties style:font-name="sans-serif" fo:font-size="12pt" officeooo:paragraph-rsid="00161a99" style:font-size-asian="12pt" style:font-size-complex="12pt"/>
    </style:style>
    <style:style style:name="P12" style:family="paragraph" style:parent-style-name="Standard">
      <style:text-properties style:font-name="sans-serif" fo:font-size="12pt" officeooo:paragraph-rsid="00168dbd" style:font-size-asian="12pt" style:font-size-complex="12pt"/>
    </style:style>
    <style:style style:name="P13" style:family="paragraph" style:parent-style-name="Standard">
      <style:text-properties style:font-name="sans-serif" fo:font-size="12pt" officeooo:rsid="00168dbd" officeooo:paragraph-rsid="00168dbd" style:font-size-asian="12pt" style:font-size-complex="12pt"/>
    </style:style>
    <style:style style:name="P14" style:family="paragraph" style:parent-style-name="Standard">
      <style:text-properties style:font-name="sans-serif" fo:font-size="12pt" officeooo:rsid="00168dbd" officeooo:paragraph-rsid="00161a99" style:font-size-asian="12pt" style:font-size-complex="12pt"/>
    </style:style>
    <style:style style:name="P15" style:family="paragraph" style:parent-style-name="Standard">
      <style:text-properties style:font-name="sans-serif" fo:font-size="12pt" officeooo:paragraph-rsid="0017e81d" style:font-size-asian="12pt" style:font-size-complex="12pt"/>
    </style:style>
    <style:style style:name="P16" style:family="paragraph" style:parent-style-name="Standard">
      <style:text-properties style:font-name="sans-serif" fo:font-size="12pt" officeooo:rsid="0017e81d" officeooo:paragraph-rsid="0017e81d" style:font-size-asian="12pt" style:font-size-complex="12pt"/>
    </style:style>
    <style:style style:name="P17" style:family="paragraph" style:parent-style-name="Standard">
      <style:text-properties style:font-name="sans-serif" fo:font-size="12pt" officeooo:rsid="0017e81d" officeooo:paragraph-rsid="001af2a5" style:font-size-asian="12pt" style:font-size-complex="12pt"/>
    </style:style>
    <style:style style:name="P18" style:family="paragraph" style:parent-style-name="Standard">
      <style:text-properties style:font-name="sans-serif" fo:font-size="12pt" officeooo:rsid="0017e81d" officeooo:paragraph-rsid="001b4dd4" style:font-size-asian="12pt" style:font-size-complex="12pt"/>
    </style:style>
    <style:style style:name="P19" style:family="paragraph" style:parent-style-name="Standard">
      <style:text-properties style:font-name="sans-serif" fo:font-size="12pt" officeooo:rsid="0017e81d" officeooo:paragraph-rsid="001d29c5" style:font-size-asian="12pt" style:font-size-complex="12pt"/>
    </style:style>
    <style:style style:name="P20" style:family="paragraph" style:parent-style-name="Standard">
      <style:text-properties style:font-name="sans-serif" fo:font-size="12pt" officeooo:rsid="00147a80" officeooo:paragraph-rsid="001326d4" style:font-size-asian="12pt" style:font-size-complex="12pt"/>
    </style:style>
    <style:style style:name="P21" style:family="paragraph" style:parent-style-name="Standard">
      <style:text-properties style:font-name="sans-serif" fo:font-size="12pt" officeooo:paragraph-rsid="001af2a5" style:font-size-asian="12pt" style:font-size-complex="12pt"/>
    </style:style>
    <style:style style:name="P22" style:family="paragraph" style:parent-style-name="Standard">
      <style:text-properties style:font-name="sans-serif" fo:font-size="12pt" officeooo:rsid="001af2a5" officeooo:paragraph-rsid="001af2a5" style:font-size-asian="12pt" style:font-size-complex="12pt"/>
    </style:style>
    <style:style style:name="P23" style:family="paragraph" style:parent-style-name="Standard">
      <style:text-properties style:font-name="sans-serif" fo:font-size="12pt" officeooo:rsid="001b4dd4" officeooo:paragraph-rsid="001b4dd4" style:font-size-asian="12pt" style:font-size-complex="12pt"/>
    </style:style>
    <style:style style:name="P24" style:family="paragraph" style:parent-style-name="Standard">
      <style:text-properties style:font-name="sans-serif" fo:font-size="12pt" officeooo:paragraph-rsid="001b4dd4" style:font-size-asian="12pt" style:font-size-complex="12pt"/>
    </style:style>
    <style:style style:name="P25" style:family="paragraph" style:parent-style-name="Standard">
      <style:text-properties style:font-name="sans-serif" fo:font-size="12pt" officeooo:paragraph-rsid="001d29c5" style:font-size-asian="12pt" style:font-size-complex="12pt"/>
    </style:style>
    <style:style style:name="P26" style:family="paragraph" style:parent-style-name="Standard">
      <style:text-properties style:font-name="monospace" fo:font-size="12pt" style:font-size-asian="12pt" style:font-size-complex="12pt"/>
    </style:style>
    <style:style style:name="P27" style:family="paragraph" style:parent-style-name="Standard">
      <style:text-properties style:font-name="monospace" fo:font-size="12pt" officeooo:paragraph-rsid="001326d4" style:font-size-asian="12pt" style:font-size-complex="12pt"/>
    </style:style>
    <style:style style:name="P28" style:family="paragraph" style:parent-style-name="Standard">
      <style:text-properties style:font-name="monospace" fo:font-size="12pt" officeooo:paragraph-rsid="00161a99" style:font-size-asian="12pt" style:font-size-complex="12pt"/>
    </style:style>
    <style:style style:name="P29" style:family="paragraph" style:parent-style-name="Standard">
      <style:text-properties style:font-name="monospace" fo:font-size="12pt" officeooo:paragraph-rsid="0017e81d" style:font-size-asian="12pt" style:font-size-complex="12pt"/>
    </style:style>
    <style:style style:name="P30" style:family="paragraph" style:parent-style-name="Standard">
      <style:text-properties style:font-name="monospace" fo:font-size="12pt" officeooo:paragraph-rsid="001af2a5" style:font-size-asian="12pt" style:font-size-complex="12pt"/>
    </style:style>
    <style:style style:name="P31" style:family="paragraph" style:parent-style-name="Standard">
      <style:text-properties style:font-name="monospace" fo:font-size="12pt" officeooo:paragraph-rsid="001b4dd4" style:font-size-asian="12pt" style:font-size-complex="12pt"/>
    </style:style>
    <style:style style:name="P32" style:family="paragraph" style:parent-style-name="Standard">
      <style:text-properties fo:font-size="12pt" style:font-size-asian="12pt" style:font-size-complex="12pt"/>
    </style:style>
    <style:style style:name="P33" style:family="paragraph" style:parent-style-name="Standard">
      <style:text-properties fo:font-size="12pt" officeooo:paragraph-rsid="001326d4" style:font-size-asian="12pt" style:font-size-complex="12pt"/>
    </style:style>
    <style:style style:name="P34" style:family="paragraph" style:parent-style-name="Standard">
      <style:text-properties fo:font-size="12pt" officeooo:paragraph-rsid="00161a99" style:font-size-asian="12pt" style:font-size-complex="12pt"/>
    </style:style>
    <style:style style:name="P35" style:family="paragraph" style:parent-style-name="Standard">
      <style:text-properties fo:font-size="12pt" officeooo:paragraph-rsid="0017e81d" style:font-size-asian="12pt" style:font-size-complex="12pt"/>
    </style:style>
    <style:style style:name="P36" style:family="paragraph" style:parent-style-name="Standard">
      <style:text-properties fo:font-size="12pt" officeooo:paragraph-rsid="001af2a5" style:font-size-asian="12pt" style:font-size-complex="12pt"/>
    </style:style>
    <style:style style:name="P37" style:family="paragraph" style:parent-style-name="Standard">
      <style:text-properties fo:font-size="12pt" officeooo:paragraph-rsid="001b4dd4" style:font-size-asian="12pt" style:font-size-complex="12pt"/>
    </style:style>
    <style:style style:name="P38" style:family="paragraph" style:parent-style-name="Standard">
      <style:text-properties fo:font-size="12pt" officeooo:paragraph-rsid="001d29c5" style:font-size-asian="12pt" style:font-size-complex="12pt"/>
    </style:style>
    <style:style style:name="P39" style:family="paragraph" style:parent-style-name="Standard">
      <style:text-properties officeooo:paragraph-rsid="001326d4"/>
    </style:style>
    <style:style style:name="P40" style:family="paragraph" style:parent-style-name="Standard">
      <style:text-properties officeooo:rsid="001b4dd4" officeooo:paragraph-rsid="001b4dd4"/>
    </style:style>
    <style:style style:name="P41" style:family="paragraph" style:parent-style-name="Standard">
      <style:text-properties style:font-name="sans-serif" fo:font-size="12pt" officeooo:rsid="001d29c5" officeooo:paragraph-rsid="0024d057" style:font-size-asian="12pt" style:font-size-complex="12pt"/>
    </style:style>
    <style:style style:name="P42" style:family="paragraph" style:parent-style-name="Standard">
      <style:text-properties style:font-name="sans-serif" fo:font-size="12pt" officeooo:rsid="001326d4" officeooo:paragraph-rsid="0024d057" style:font-size-asian="12pt" style:font-size-complex="12pt"/>
    </style:style>
    <style:style style:name="P43" style:family="paragraph" style:parent-style-name="Standard">
      <style:text-properties style:font-name="sans-serif" fo:font-size="12pt" officeooo:rsid="001326d4" officeooo:paragraph-rsid="0027783d" style:font-size-asian="12pt" style:font-size-complex="12pt"/>
    </style:style>
    <style:style style:name="P44" style:family="paragraph" style:parent-style-name="Standard">
      <style:text-properties style:font-name="sans-serif" fo:font-size="12pt" officeooo:rsid="001326d4" officeooo:paragraph-rsid="0028f9b5" style:font-size-asian="12pt" style:font-size-complex="12pt"/>
    </style:style>
    <style:style style:name="P45" style:family="paragraph" style:parent-style-name="Standard">
      <style:text-properties style:font-name="sans-serif" fo:font-size="12pt" officeooo:rsid="0017e81d" officeooo:paragraph-rsid="0024d057" style:font-size-asian="12pt" style:font-size-complex="12pt"/>
    </style:style>
    <style:style style:name="P46" style:family="paragraph" style:parent-style-name="Standard">
      <style:text-properties style:font-name="sans-serif" fo:font-size="12pt" officeooo:rsid="0017e81d" officeooo:paragraph-rsid="0027783d" style:font-size-asian="12pt" style:font-size-complex="12pt"/>
    </style:style>
    <style:style style:name="P47" style:family="paragraph" style:parent-style-name="Standard">
      <style:text-properties style:font-name="sans-serif" fo:font-size="12pt" officeooo:rsid="0017e81d" officeooo:paragraph-rsid="0028f9b5" style:font-size-asian="12pt" style:font-size-complex="12pt"/>
    </style:style>
    <style:style style:name="P48" style:family="paragraph" style:parent-style-name="Standard">
      <style:text-properties style:font-name="sans-serif" fo:font-size="12pt" officeooo:rsid="001b4dd4" officeooo:paragraph-rsid="0024d057" style:font-size-asian="12pt" style:font-size-complex="12pt"/>
    </style:style>
    <style:style style:name="P49" style:family="paragraph" style:parent-style-name="Standard">
      <style:text-properties style:font-name="sans-serif" fo:font-size="12pt" officeooo:paragraph-rsid="0024d057" style:font-size-asian="12pt" style:font-size-complex="12pt"/>
    </style:style>
    <style:style style:name="P50" style:family="paragraph" style:parent-style-name="Standard">
      <style:text-properties style:font-name="sans-serif" fo:font-size="12pt" officeooo:paragraph-rsid="0027783d" style:font-size-asian="12pt" style:font-size-complex="12pt"/>
    </style:style>
    <style:style style:name="P51" style:family="paragraph" style:parent-style-name="Standard">
      <style:text-properties style:font-name="sans-serif" fo:font-size="12pt" officeooo:paragraph-rsid="001d29c5" style:font-size-asian="12pt" style:font-size-complex="12pt"/>
    </style:style>
    <style:style style:name="P52" style:family="paragraph" style:parent-style-name="Standard">
      <style:text-properties style:font-name="sans-serif" fo:font-size="12pt" officeooo:paragraph-rsid="0028f9b5" style:font-size-asian="12pt" style:font-size-complex="12pt"/>
    </style:style>
    <style:style style:name="P53" style:family="paragraph" style:parent-style-name="Standard">
      <style:text-properties style:font-name="sans-serif" fo:font-size="12pt" officeooo:rsid="0028f9b5" officeooo:paragraph-rsid="0028f9b5" style:font-size-asian="12pt" style:font-size-complex="12pt"/>
    </style:style>
    <style:style style:name="P54" style:family="paragraph" style:parent-style-name="Standard">
      <style:text-properties officeooo:rsid="001b4dd4" officeooo:paragraph-rsid="001d29c5"/>
    </style:style>
    <style:style style:name="P55" style:family="paragraph" style:parent-style-name="Standard">
      <style:text-properties officeooo:rsid="001b4dd4" officeooo:paragraph-rsid="0024d057"/>
    </style:style>
    <style:style style:name="P56" style:family="paragraph" style:parent-style-name="Standard">
      <style:text-properties officeooo:rsid="001b4dd4" officeooo:paragraph-rsid="0027783d"/>
    </style:style>
    <style:style style:name="P57" style:family="paragraph" style:parent-style-name="Standard">
      <style:text-properties officeooo:rsid="001b4dd4" officeooo:paragraph-rsid="0028f9b5"/>
    </style:style>
    <style:style style:name="P58" style:family="paragraph" style:parent-style-name="Standard">
      <style:text-properties fo:font-size="12pt" officeooo:paragraph-rsid="0024d057" style:font-size-asian="12pt" style:font-size-complex="12pt"/>
    </style:style>
    <style:style style:name="P59" style:family="paragraph" style:parent-style-name="Standard">
      <style:text-properties fo:font-size="12pt" officeooo:paragraph-rsid="0027783d" style:font-size-asian="12pt" style:font-size-complex="12pt"/>
    </style:style>
    <style:style style:name="P60" style:family="paragraph" style:parent-style-name="Standard">
      <style:text-properties fo:font-size="12pt" officeooo:paragraph-rsid="0028f9b5" style:font-size-asian="12pt" style:font-size-complex="12pt"/>
    </style:style>
    <style:style style:name="P61" style:family="paragraph" style:parent-style-name="Standard">
      <style:text-properties style:font-name="monospace" fo:font-size="12pt" officeooo:paragraph-rsid="0024d057" style:font-size-asian="12pt" style:font-size-complex="12pt"/>
    </style:style>
    <style:style style:name="T1" style:family="text">
      <style:text-properties officeooo:rsid="001326d4"/>
    </style:style>
    <style:style style:name="T2" style:family="text">
      <style:text-properties style:font-name="sans-serif"/>
    </style:style>
    <style:style style:name="T3" style:family="text">
      <style:text-properties style:font-name="sans-serif" officeooo:rsid="001326d4"/>
    </style:style>
    <style:style style:name="T4" style:family="text">
      <style:text-properties style:font-name="sans-serif" officeooo:rsid="00139412"/>
    </style:style>
    <style:style style:name="T5" style:family="text">
      <style:text-properties style:font-name="sans-serif" officeooo:rsid="00147a80"/>
    </style:style>
    <style:style style:name="T6" style:family="text">
      <style:text-properties style:font-name="sans-serif" officeooo:rsid="001f8620"/>
    </style:style>
    <style:style style:name="T7" style:family="text">
      <style:text-properties officeooo:rsid="00139412"/>
    </style:style>
    <style:style style:name="T8" style:family="text">
      <style:text-properties officeooo:rsid="00161a99"/>
    </style:style>
    <style:style style:name="T9" style:family="text">
      <style:text-properties officeooo:rsid="00168dbd"/>
    </style:style>
    <style:style style:name="T10" style:family="text">
      <style:text-properties officeooo:rsid="001af2a5"/>
    </style:style>
    <style:style style:name="T11" style:family="text">
      <style:text-properties officeooo:rsid="001b4dd4"/>
    </style:style>
    <style:style style:name="T12" style:family="text">
      <style:text-properties officeooo:rsid="00220ed9"/>
    </style:style>
    <style:style style:name="T13" style:family="text">
      <style:text-properties officeooo:rsid="0024d057"/>
    </style:style>
    <style:style style:name="T14" style:family="text">
      <style:text-properties officeooo:rsid="0026aff1"/>
    </style:style>
    <style:style style:name="T15" style:family="text">
      <style:text-properties officeooo:rsid="0027783d"/>
    </style:style>
    <style:style style:name="T16" style:family="text">
      <style:text-properties officeooo:rsid="0028f9b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ulo</text:p>
      <text:p text:style-name="P1">Generar una pregunta</text:p>
      <text:p text:style-name="P1"/>
      <text:p text:style-name="P32"><text:span text:style-name="T2">Descrip</text:span><text:span text:style-name="T3">c</text:span><text:span text:style-name="T2">ion</text:span></text:p>
      <text:p text:style-name="P42">Como <text:span text:style-name="T13">administrador</text:span> quiero ser capaz de elaborar una pregunta con el fin de construir el juego. </text:p>
      <text:p text:style-name="P26"/>
      <text:p text:style-name="P1">Crear una clase que represente a una pregunta (question.java), </text:p>
      <text:p text:style-name="P1">cada question tendrá una description, options y una options </text:p>
      <text:p text:style-name="P1">representando la option correcta y un método para validar la </text:p>
      <text:p text:style-name="P1">pregunta correcta.</text:p>
      <text:p text:style-name="P32"/>
      <text:p text:style-name="P2">Criterio de aceptación</text:p>
      <text:p text:style-name="P1"><text:span text:style-name="T1">Correr tests.</text:span> </text:p>
      <text:p text:style-name="P32"/>
      <text:p text:style-name="P2">Estado</text:p>
      <text:p text:style-name="P2">No inicializado.</text:p>
      <text:p text:style-name="P2"/>
      <text:p text:style-name="P2"/>
      <text:p text:style-name="P2"/>
      <text:p text:style-name="P2"/>
      <text:p text:style-name="P2">Titulo</text:p>
      <text:p text:style-name="P10">Elegir una respuesta</text:p>
      <text:p text:style-name="P9"/>
      <text:p text:style-name="P33"><text:span text:style-name="T2">Descrip</text:span><text:span text:style-name="T3">c</text:span><text:span text:style-name="T2">ion</text:span></text:p>
      <text:p text:style-name="P3">Como <text:span text:style-name="T7">jugador </text:span>quiero ser capaz de <text:span text:style-name="T7">elegir</text:span> una <text:span text:style-name="T7">respuesta entre 4 opciones en un tiempo determinado</text:span> con el fin <text:span text:style-name="T7">acertar a la respuesta correcta</text:span>. </text:p>
      <text:p text:style-name="P27"/>
      <text:p text:style-name="P33"><text:span text:style-name="T2">Crear una </text:span><text:span text:style-name="T4">variable auxiliar</text:span><text:span text:style-name="T2"> </text:span><text:span text:style-name="T4">que almacene la respuesta del jugador para que al compararla con la opción correcta saber si acerto o no a la respuesta</text:span><text:span text:style-name="T2">. </text:span><text:span text:style-name="T4">Además si la respuesta fue incorrecta </text:span><text:span text:style-name="T6">o se agoto el tiempo de respuesta, </text:span><text:span text:style-name="T4">mostrar la opcion correcta </text:span><text:span text:style-name="T5">y descontar una vida. En caso contrario sumar el puntaje del jugador y continuar el juego.</text:span></text:p>
      <text:p text:style-name="P20"/>
      <text:p text:style-name="P20"/>
      <text:p text:style-name="P2">Criterio de aceptación</text:p>
      <text:p text:style-name="P9"><text:span text:style-name="T1">Correr tests.</text:span> </text:p>
      <text:p text:style-name="P33"/>
      <text:p text:style-name="P2">Estado</text:p>
      <text:p text:style-name="P2">No inicializado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4">Titulo</text:p>
      <text:p text:style-name="P11">Generar una <text:span text:style-name="T8">categoria</text:span></text:p>
      <text:p text:style-name="P11"/>
      <text:p text:style-name="P34"><text:span text:style-name="T2">Descrip</text:span><text:span text:style-name="T3">c</text:span><text:span text:style-name="T2">ion</text:span></text:p>
      <text:p text:style-name="P42">Como <text:span text:style-name="T13">administrador</text:span> quiero ser capaz de elaborar una <text:span text:style-name="T8">categoria</text:span> con el fin de <text:span text:style-name="T8">modelar</text:span> el juego. </text:p>
      <text:p text:style-name="P28"/>
      <text:p text:style-name="P11">Crear una clase que represente a una <text:span text:style-name="T8">categoria</text:span> (<text:span text:style-name="T8">categoria</text:span>.java), </text:p>
      <text:p text:style-name="P11">cada <text:span text:style-name="T8">categoria</text:span> tendrá una description, y un <text:span text:style-name="T8">codigo de categoria</text:span> <text:s/></text:p>
      <text:p text:style-name="P34"/>
      <text:p text:style-name="P4">Criterio de aceptación</text:p>
      <text:p text:style-name="P11"><text:span text:style-name="T1">Correr tests.</text:span> </text:p>
      <text:p text:style-name="P34"/>
      <text:p text:style-name="P4">Estado</text:p>
      <text:p text:style-name="P4">No inicializado.</text:p>
      <text:p text:style-name="P2"><text:s/></text:p>
      <text:p text:style-name="P2"/>
      <text:p text:style-name="P2"/>
      <text:p text:style-name="P2"/>
      <text:p text:style-name="P4">Titulo</text:p>
      <text:p text:style-name="P14">Asociar pregunta-categoria.</text:p>
      <text:p text:style-name="P11"/>
      <text:p text:style-name="P34"><text:span text:style-name="T2">Descrip</text:span><text:span text:style-name="T3">c</text:span><text:span text:style-name="T2">ion</text:span></text:p>
      <text:p text:style-name="P42">Como <text:span text:style-name="T13">administrador</text:span> quiero ser <text:span text:style-name="T9">capaz de</text:span> <text:span text:style-name="T8">asociar una pregunta a una determinada categoria para facilitar la seleccion de la primera mencionada.</text:span></text:p>
      <text:p text:style-name="P28"/>
      <text:p text:style-name="P12">Crear una <text:span text:style-name="T9">relacion entre los objetos pertenecientes a categoria</text:span>(<text:span text:style-name="T8">categoria</text:span>.java) <text:span text:style-name="T9">y question(question.java).</text:span> </text:p>
      <text:p text:style-name="P13">Cada categoria puede tener n cantidad de preguntas y cada pregunta pertenecer a una sola categoria.</text:p>
      <text:p text:style-name="P34"/>
      <text:p text:style-name="P4">Criterio de aceptación</text:p>
      <text:p text:style-name="P11"><text:span text:style-name="T1">Correr tests.</text:span> </text:p>
      <text:p text:style-name="P34"/>
      <text:p text:style-name="P4">Estado</text:p>
      <text:p text:style-name="P4">No inicializado.</text:p>
      <text:p text:style-name="P39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5">Titulo</text:p>
      <text:p text:style-name="P16">Generar un historial.</text:p>
      <text:p text:style-name="P15"/>
      <text:p text:style-name="P35"><text:span text:style-name="T2">Descrip</text:span><text:span text:style-name="T3">c</text:span><text:span text:style-name="T2">ion</text:span></text:p>
      <text:p text:style-name="P42">Como <text:span text:style-name="T13">administrador</text:span> quiero ser <text:span text:style-name="T9">capaz de tener una historia de todas las preguntas respondidas por el usuario para poder saber el desempeño del jugador.</text:span></text:p>
      <text:p text:style-name="P29"/>
      <text:p text:style-name="P22">Crear una relacion entre el usuario jugador y las questions(questions.java) donde se almacene las preguntas respondidas con las veces que fue respuesta y su resultado(ya sea correcto o incorrecto).</text:p>
      <text:p text:style-name="P35"/>
      <text:p text:style-name="P5">Criterio de aceptación</text:p>
      <text:p text:style-name="P15"><text:span text:style-name="T1">Correr tests.</text:span> </text:p>
      <text:p text:style-name="P35"/>
      <text:p text:style-name="P5">Estado</text:p>
      <text:p text:style-name="P5">No inicializado.</text:p>
      <text:p text:style-name="P15"><text:s text:c="44"/></text:p>
      <text:p text:style-name="P2"/>
      <text:p text:style-name="P2"><text:s/></text:p>
      <text:p text:style-name="P2"/>
      <text:p text:style-name="P21"/>
      <text:p text:style-name="P6">Titulo</text:p>
      <text:p text:style-name="P17"><text:span text:style-name="T10">Finalizar el juego</text:span>.</text:p>
      <text:p text:style-name="P21"/>
      <text:p text:style-name="P36"><text:span text:style-name="T2">Descrip</text:span><text:span text:style-name="T3">c</text:span><text:span text:style-name="T2">ion</text:span></text:p>
      <text:p text:style-name="P23">Como jugador quiero ser capaz de poder <text:span text:style-name="T12">finalizar</text:span> el juego para poder concluir con la partida.</text:p>
      <text:p text:style-name="P30"/>
      <text:p text:style-name="P23">Cada vez que un jugador conteste de manera incorrecta una pregunta pierde una vida. Al perder tres vidas, <text:span text:style-name="T14">este</text:span> pierde la partida. <text:span text:style-name="T14">Si un jugador responde 3 preguntas correctas de cada categoria, el mismo ganara el juego. </text:span>Al finalizar la misma se mostrara un mensaje con su desempeño total. <text:span text:style-name="T14">Si un jugador abandona la partida, perdera instantaneamente restandole todas las vidas disponibles.</text:span></text:p>
      <text:p text:style-name="P36"/>
      <text:p text:style-name="P6">Criterio de aceptación</text:p>
      <text:p text:style-name="P50"><text:span text:style-name="T15">Un jugador abandona y pierde sus vidas restantes.</text:span> </text:p>
      <text:p text:style-name="P36"/>
      <text:p text:style-name="P6">Estado</text:p>
      <text:p text:style-name="P6">No inicializado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7">Titulo</text:p>
      <text:p text:style-name="P18"><text:span text:style-name="T11">Recibir una pregunta</text:span>.</text:p>
      <text:p text:style-name="P24"/>
      <text:p text:style-name="P37"><text:span text:style-name="T2">Descrip</text:span><text:span text:style-name="T3">c</text:span><text:span text:style-name="T2">ion</text:span></text:p>
      <text:p text:style-name="P23">Como jugador quiero ser capaz de recibir una pregunta de una categoria determinada para poder comenzar/continuar la partida.</text:p>
      <text:p text:style-name="P31"/>
      <text:p text:style-name="P23">Durante la partida el jugador debe recibir una pregunta de una correspondiente categoria, ambas de manera aleatoria. </text:p>
      <text:p text:style-name="P37"/>
      <text:p text:style-name="P7">Criterio de aceptación</text:p>
      <text:p text:style-name="P24"><text:span text:style-name="T1">Correr tests.</text:span> </text:p>
      <text:p text:style-name="P37"/>
      <text:p text:style-name="P7">Estado</text:p>
      <text:p text:style-name="P7">No inicializado.</text:p>
      <text:p text:style-name="P40"/>
      <text:p text:style-name="P40"/>
      <text:p text:style-name="P40"/>
      <text:p text:style-name="P8">Titulo</text:p>
      <text:p text:style-name="P19"><text:span text:style-name="T15">Crear usuarios</text:span>.</text:p>
      <text:p text:style-name="P25"/>
      <text:p text:style-name="P38"><text:span text:style-name="T2">Descrip</text:span><text:span text:style-name="T3">c</text:span><text:span text:style-name="T2">ion</text:span></text:p>
      <text:p text:style-name="P25"><text:span text:style-name="T11">Como administrador quiero ser capaz de permitir la creacion de usuarios para permitir el acceso al juego</text:span></text:p>
      <text:p text:style-name="P25"/>
      <text:p text:style-name="P41">Crear una clase usuarios(<text:span text:style-name="T15">users</text:span>.java) donde se registra su nombre de usuario único(id) y contraseña. Ademas de los campos que limiten el accionar de este usuario ya sea como <text:span text:style-name="T13">administrador</text:span>, jugador o acceso restringido.</text:p>
      <text:p text:style-name="P38"/>
      <text:p text:style-name="P8">Criterio de aceptación</text:p>
      <text:p text:style-name="P25"><text:span text:style-name="T1">Correr tests.</text:span> </text:p>
      <text:p text:style-name="P38"/>
      <text:p text:style-name="P8">Estado</text:p>
      <text:p text:style-name="P8">No inicializado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42"/>
      <text:p text:style-name="P42">Titulo</text:p>
      <text:p text:style-name="P45"><text:span text:style-name="T13">Determinar tiempo de respuesta</text:span>.</text:p>
      <text:p text:style-name="P49"/>
      <text:p text:style-name="P58"><text:span text:style-name="T2">Descrip</text:span><text:span text:style-name="T3">c</text:span><text:span text:style-name="T2">ion</text:span></text:p>
      <text:p text:style-name="P48">Como <text:span text:style-name="T13">administrador</text:span> quiero ser capaz de <text:span text:style-name="T13">determinar un tiempo maximo a la hora de seleccionar la opcion deseada p</text:span>ara <text:span text:style-name="T13">responder la pregunta</text:span>.</text:p>
      <text:p text:style-name="P61"/>
      <text:p text:style-name="P48"><text:span text:style-name="T13">El jugador solo podra elegir una opcion durante 15 segundos, sino esa pregunta se considerara incorrecta y se descontara una vida</text:span>. </text:p>
      <text:p text:style-name="P58"/>
      <text:p text:style-name="P42">Criterio de aceptación</text:p>
      <text:p text:style-name="P49"><text:span text:style-name="T1">Correr tests.</text:span> </text:p>
      <text:p text:style-name="P58"/>
      <text:p text:style-name="P42">Estado</text:p>
      <text:p text:style-name="P42">No inicializado.</text:p>
      <text:p text:style-name="P55"/>
      <text:p text:style-name="P55"/>
      <text:p text:style-name="P55"/>
      <text:p text:style-name="P43">Titulo</text:p>
      <text:p text:style-name="P46"><text:span text:style-name="T15">Administrar usuarios</text:span>.</text:p>
      <text:p text:style-name="P50"/>
      <text:p text:style-name="P59"><text:span text:style-name="T2">Descrip</text:span><text:span text:style-name="T3">c</text:span><text:span text:style-name="T2">ion</text:span></text:p>
      <text:p text:style-name="P50"><text:span text:style-name="T11">Como administrador quiero ser capaz de borrar y/o bloquear el acceso de un usuario para <text:s/>administrar el acceso al juego.</text:span></text:p>
      <text:p text:style-name="P50"/>
      <text:p text:style-name="P50"><text:span text:style-name="T15">Modificar y/o eliminar los permisos del objeto usuario en la base de datos y en sus parametros de clase.</text:span></text:p>
      <text:p text:style-name="P59"/>
      <text:p text:style-name="P43">Criterio de aceptación</text:p>
      <text:p text:style-name="P50"><text:span text:style-name="T1">Correr tests.</text:span> </text:p>
      <text:p text:style-name="P59"/>
      <text:p text:style-name="P43">Estado</text:p>
      <text:p text:style-name="P43">No inicializado.</text:p>
      <text:p text:style-name="P56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oft-page-break/></text:p>
      <text:p text:style-name="P54"/>
      <text:p text:style-name="P44">Titulo</text:p>
      <text:p text:style-name="P47"><text:span text:style-name="T16">Registrarse</text:span>.</text:p>
      <text:p text:style-name="P52"/>
      <text:p text:style-name="P60"><text:span text:style-name="T2">Descrip</text:span><text:span text:style-name="T3">c</text:span><text:span text:style-name="T2">ion</text:span></text:p>
      <text:p text:style-name="P52"><text:span text:style-name="T11">Como jugador quiero ser capaz de registrarme para poder acceder al juego.</text:span></text:p>
      <text:p text:style-name="P52"/>
      <text:p text:style-name="P53">Crear una nueva instancia del objeto usuario(user.java) y luego insertarla en la base de datos.</text:p>
      <text:p text:style-name="P60"/>
      <text:p text:style-name="P44">Criterio de aceptación</text:p>
      <text:p text:style-name="P52"><text:span text:style-name="T1">Correr tests.</text:span> </text:p>
      <text:p text:style-name="P60"/>
      <text:p text:style-name="P44">Estado</text:p>
      <text:p text:style-name="P44">No inicializado.</text:p>
      <text:p text:style-name="P57"/>
      <text:p text:style-name="P57"/>
      <text:p text:style-name="P44">Titulo</text:p>
      <text:p text:style-name="P47"><text:span text:style-name="T16">Logearse</text:span>.</text:p>
      <text:p text:style-name="P52"/>
      <text:p text:style-name="P60"><text:span text:style-name="T2">Descrip</text:span><text:span text:style-name="T3">c</text:span><text:span text:style-name="T2">ion</text:span></text:p>
      <text:p text:style-name="P52"><text:span text:style-name="T11">Como jugador quiero ser capaz de ingresar a mi cuenta para poder juegar.</text:span></text:p>
      <text:p text:style-name="P52"/>
      <text:p text:style-name="P53">Recibir un nombre de usuario y una contraseña, y verificar que estos se correspondan con los que estan en la base de datos para permitir el acceso.<text:tab/></text:p>
      <text:p text:style-name="P60"/>
      <text:p text:style-name="P44">Criterio de aceptación</text:p>
      <text:p text:style-name="P52"><text:span text:style-name="T1">Correr tests.</text:span> </text:p>
      <text:p text:style-name="P60"/>
      <text:p text:style-name="P44">Estado</text:p>
      <text:p text:style-name="P44">No inicializ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3:02:26.294825680</meta:creation-date>
    <dc:date>2017-04-21T13:56:05.587147571</dc:date>
    <meta:editing-duration>PT48M52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6" meta:paragraph-count="116" meta:word-count="733" meta:character-count="4836" meta:non-whitespace-character-count="4144"/>
  </office:meta>
</office:document-meta>
</file>